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3.9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4.0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8" style:family="table-cell" style:parent-style-name="Defaul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0c2cd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e0c2cd"/>
      <style:text-properties fo:font-size="11pt" fo:font-style="italic" style:font-size-asian="11pt" style:font-style-asian="italic" style:font-size-complex="11pt" style:font-style-complex="italic"/>
    </style:style>
    <style:style style:name="ce18" style:family="table-cell" style:parent-style-name="Default">
      <style:table-cell-properties fo:background-color="#e0c2cd"/>
    </style:style>
    <style:style style:name="ce9" style:family="table-cell" style:parent-style-name="Defaul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 5.9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number-columns-repeated="1018" table:default-cell-style-name="ce5"/>
        <table:table-row table:style-name="ro1">
          <table:table-cell table:style-name="ce3" office:value-type="string" calcext:value-type="string">
            <text:p>ROOT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co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 for animal, X for pe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0 for male, 1 for femal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ater level percen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ood level percent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d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inuxTime animal create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he unique channel the animal listens on <text:s text:c="2"/>[ chan(llGetKey()) <text:s/>]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 A from mother (1 or 0)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 B from mother (1 or 0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therGe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 from father (1 or 0)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gnant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et to unixtime animal became pregnant, else 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imal nam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ersion of the animal script (x10 so e.g. 5.1 would be 51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nimal wander radius in m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rface animal works on such as flat, ground etc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t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hatty, 'No chat', 'Silent' which is represented by <text:s/>1, 0, -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anguage code animal is using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ivenBirt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if the animal has given birth at least once. 0 otherwis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0 = Egg, 1= Baby, 2 = Adul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PRI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P</text:p>
          </table:table-cell>
          <table:table-cell table:style-name="ce8" office:value-type="string" calcext:value-type="string">
            <text:p>string</text:p>
          </table:table-cell>
          <table:table-cell table:style-name="ce10" office:value-type="string" calcext:value-type="string">
            <text:p>ver 5.9 onwards saves the following to the dataprim: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bel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loat text setting <text:s/>0= Long <text:s/>1== short <text:s/>2== off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itpos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Home position of animal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aleFact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cale factor if adjusted via menu, default is 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_AUTO_PO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if auto poo turned on, else 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vedRot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Last rotation value for attached animals (critters)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edPos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ast position value for attached animals (critters)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LEEP_MO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if sleep turned on, else 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edPe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if a pet but requires feeding, 0 otherwise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OBILE</text:p>
          </table:table-cell>
          <table:table-cell office:value-type="string" calcext:value-type="string">
            <text:p>integer</text:p>
          </table:table-cell>
          <table:table-cell table:style-name="ce15" office:value-type="string" calcext:value-type="string">
            <text:p>1 if animal doesn’t move 0 otherwise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TRICT_ACCESS</text:p>
          </table:table-cell>
          <table:table-cell office:value-type="string" calcext:value-type="string">
            <text:p>integer</text:p>
          </table:table-cell>
          <table:table-cell table:style-name="ce15" office:value-type="string" calcext:value-type="string">
            <text:p>1 if critical options only allowed by owner, 0 otherwis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N_FEED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ull name of animal feeder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Ver 5.8" table:style-name="ta1">
        <table:table-column table:style-name="co6" table:default-cell-style-name="ce4"/>
        <table:table-column table:style-name="co7" table:default-cell-style-name="ce4"/>
        <table:table-column table:style-name="co3" table:default-cell-style-name="ce7"/>
        <table:table-column table:style-name="co4" table:default-cell-style-name="ce5"/>
        <table:table-column table:style-name="co5" table:number-columns-repeated="1018" table:default-cell-style-name="ce5"/>
        <table:table-row table:style-name="ro1">
          <table:table-cell table:style-name="ce3" office:value-type="string" calcext:value-type="string">
            <text:p>ROOT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co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 for animal, X for pe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co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0 for male, 1 for femal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ater level percen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oo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ood level percent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reated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inuxTime animal create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h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he unique channel the animal listens on <text:s text:c="2"/>[ chan(llGetKey()) <text:s/>]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gene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 A from mother (1 or 0)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ene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 B from mother (1 or 0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atherGe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ene from father (1 or 0)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regnant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et to unixtime animal became pregnant, else 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imal nam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ersion of the animal script (x10 so e.g. 5.1 would be 51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adi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nimal wander radius in m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urf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rface animal works on such as flat, ground etc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chat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hatty, 'No chat', 'Silent' which is represented by <text:s/>1, 0, -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langu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anguage code animal is using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givenBirt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if the animal has given birth at least once. 0 otherwis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epoc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0 = Egg, 1= Baby, 2 = Adult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labelType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Float text setting <text:s/>0= Long <text:s/>1== short <text:s/>2== off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initpos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Home position of animal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scaleFact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cale factor if adjusted via menu, default is 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N_AUTO_PO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if auto poo turned on, else 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savedRot</text:p>
          </table:table-cell>
          <table:table-cell table:style-name="ce17" office:value-type="string" calcext:value-type="string">
            <text:p>rot</text:p>
          </table:table-cell>
          <table:table-cell table:style-name="ce16" office:value-type="string" calcext:value-type="string">
            <text:p>Last rotation value for attached animals (critters)</text:p>
          </table:table-cell>
          <table:table-cell office:value-type="string" calcext:value-type="string">
            <text:p>These last ones are not saved in description due to num chars. <text:s/>Plan was to save in notecard but this caused issues!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savedPos</text:p>
          </table:table-cell>
          <table:table-cell table:style-name="ce17" office:value-type="string" calcext:value-type="string">
            <text:p>vector</text:p>
          </table:table-cell>
          <table:table-cell table:style-name="ce16" office:value-type="string" calcext:value-type="string">
            <text:p>Last position value for attached animals (critters)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SLEEP_MODE</text:p>
          </table:table-cell>
          <table:table-cell table:style-name="ce17" office:value-type="string" calcext:value-type="string">
            <text:p>integer</text:p>
          </table:table-cell>
          <table:table-cell table:style-name="ce16" office:value-type="string" calcext:value-type="string">
            <text:p>1 if sleep turned on, else 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feedPet</text:p>
          </table:table-cell>
          <table:table-cell table:style-name="ce18"/>
          <table:table-cell table:style-name="ce16" office:value-type="string" calcext:value-type="string">
            <text:p>1 if a pet but requires feeding, 0 otherwis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5"/>
          <table:table-cell table:number-columns-repeated="1020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eeders" table:style-name="ta1">
        <table:table-column table:style-name="co8" table:default-cell-style-name="ce20"/>
        <table:table-row table:style-name="ro2">
          <table:table-cell office:value-type="string" calcext:value-type="string">
            <text:p>SF Cat Feeder</text:p>
          </table:table-cell>
        </table:table-row>
        <table:table-row table:style-name="ro2">
          <table:table-cell office:value-type="string" calcext:value-type="string">
            <text:p>SF Chicken Feeder</text:p>
          </table:table-cell>
        </table:table-row>
        <table:table-row table:style-name="ro2">
          <table:table-cell office:value-type="string" calcext:value-type="string">
            <text:p>SF Dog Feeder</text:p>
          </table:table-cell>
        </table:table-row>
        <table:table-row table:style-name="ro2">
          <table:table-cell office:value-type="string" calcext:value-type="string">
            <text:p>SF Feeder</text:p>
          </table:table-cell>
        </table:table-row>
        <table:table-row table:style-name="ro2">
          <table:table-cell office:value-type="string" calcext:value-type="string">
            <text:p>SF Fish Feeder</text:p>
          </table:table-cell>
        </table:table-row>
        <table:table-row table:style-name="ro2">
          <table:table-cell office:value-type="string" calcext:value-type="string">
            <text:p>SF Hog Feeder</text:p>
          </table:table-cell>
        </table:table-row>
        <table:table-row table:style-name="ro2">
          <table:table-cell office:value-type="string" calcext:value-type="string">
            <text:p>SF Pig Feeder</text:p>
          </table:table-cell>
        </table:table-row>
        <table:table-row table:style-name="ro2">
          <table:table-cell office:value-type="string" calcext:value-type="string">
            <text:p>SF Rabbit Feeder</text:p>
          </table:table-cell>
        </table:table-row>
        <table:table-row table:style-name="ro2">
          <table:table-cell office:value-type="string" calcext:value-type="string">
            <text:p>SF Rock Feeder</text:p>
          </table:table-cell>
        </table:table-row>
        <table:table-row table:style-name="ro2">
          <table:table-cell office:value-type="string" calcext:value-type="string">
            <text:p>SF Tiger Feeder</text:p>
          </table:table-cell>
        </table:table-row>
        <table:table-row table:style-name="ro2">
          <table:table-cell office:value-type="string" calcext:value-type="string">
            <text:p>Custom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6:19:10.224107811</meta:creation-date>
    <dc:date>2022-09-12T12:26:47.556409902</dc:date>
    <meta:editing-duration>PT3H40M50S</meta:editing-duration>
    <meta:editing-cycles>16</meta:editing-cycles>
    <meta:generator>LibreOffice/7.3.5.2$Linux_X86_64 LibreOffice_project/30$Build-2</meta:generator>
    <meta:document-statistic meta:table-count="3" meta:cell-count="239" meta:object-count="0"/>
  </office:meta>
</office:document-meta>
</file>